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979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64.9114939696355" calcext:value-type="float">
            <text:p>-64.91149396963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2965050732807" calcext:value-type="float">
            <text:p>51.296505073280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7.199968012656" calcext:value-type="float">
            <text:p>117.199968012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2402234636872" calcext:value-type="float">
            <text:p>43.240223463687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2.037202999349" calcext:value-type="float">
            <text:p>112.0372029993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1787709497207" calcext:value-type="float">
            <text:p>52.178770949720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59.7305238381889" calcext:value-type="float">
            <text:p>59.73052383818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5201793721973" calcext:value-type="float">
            <text:p>48.520179372197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272.786815819801" calcext:value-type="float">
            <text:p>-272.7868158198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8988326848249" calcext:value-type="float">
            <text:p>42.898832684824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122.300103957367" calcext:value-type="float">
            <text:p>122.3001039573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5.1396648044693" calcext:value-type="float">
            <text:p>45.13966480446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-12.637416949906" calcext:value-type="float">
            <text:p>-12.6374169499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79.4738555211719" calcext:value-type="float">
            <text:p>79.47385552117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64.2142399628127" calcext:value-type="float">
            <text:p>64.21423996281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1140609636185" calcext:value-type="float">
            <text:p>52.11406096361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245.348002016" calcext:value-type="float">
            <text:p>-245.348002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4146341463415" calcext:value-type="float">
            <text:p>43.41463414634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8.586055469753" calcext:value-type="float">
            <text:p>108.5860554697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5977653631285" calcext:value-type="float">
            <text:p>47.597765363128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-24.5662540375105" calcext:value-type="float">
            <text:p>-24.56625403751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022346368715" calcext:value-type="float">
            <text:p>52.40223463687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77.3785139424735" calcext:value-type="float">
            <text:p>77.37851394247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1200.94708537344" calcext:value-type="float">
            <text:p>-1200.947085373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3347873500545" calcext:value-type="float">
            <text:p>29.33478735005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108.353484525558" calcext:value-type="float">
            <text:p>108.3534845255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1675977653631" calcext:value-type="float">
            <text:p>50.167597765363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-12.4282549724596" calcext:value-type="float">
            <text:p>-12.42825497245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905027932961" calcext:value-type="float">
            <text:p>52.29050279329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78.4132719439599" calcext:value-type="float">
            <text:p>78.41327194395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99.2974077044114" calcext:value-type="float">
            <text:p>99.29740770441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590163934426" calcext:value-type="float">
            <text:p>52.45901639344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1894.47081057062" calcext:value-type="float">
            <text:p>-1894.470810570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4.9733191035219" calcext:value-type="float">
            <text:p>24.97331910352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104.183224085456" calcext:value-type="float">
            <text:p>104.183224085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31843575419" calcext:value-type="float">
            <text:p>51.7318435754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29.8920511806033" calcext:value-type="float">
            <text:p>29.89205118060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5139664804469" calcext:value-type="float">
            <text:p>52.513966480446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76.5454396483743" calcext:value-type="float">
            <text:p>76.54543964837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144.779636684014" calcext:value-type="float">
            <text:p>144.7796366840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7945205479452" calcext:value-type="float">
            <text:p>54.794520547945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87.9008688702" calcext:value-type="float">
            <text:p>87.90086887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072625698324" calcext:value-type="float">
            <text:p>55.30726256983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1622.12563612407" calcext:value-type="float">
            <text:p>-1622.125636124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6.4191251271617" calcext:value-type="float">
            <text:p>36.419125127161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80.8036213614257" calcext:value-type="float">
            <text:p>80.8036213614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82.3977881689234" calcext:value-type="float">
            <text:p>82.39778816892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122.76243472644" calcext:value-type="float">
            <text:p>122.762434726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0495049504951" calcext:value-type="float">
            <text:p>55.049504950495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61.3122759681172" calcext:value-type="float">
            <text:p>61.31227596811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776536312849" calcext:value-type="float">
            <text:p>55.97765363128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1026.49260339988" calcext:value-type="float">
            <text:p>-1026.492603399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0.4506699147381" calcext:value-type="float">
            <text:p>30.45066991473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55.5469911055721" calcext:value-type="float">
            <text:p>55.54699110557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1899441340782" calcext:value-type="float">
            <text:p>54.18994413407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106.379180314077" calcext:value-type="float">
            <text:p>106.3791803140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9664804469274" calcext:value-type="float">
            <text:p>53.96648044692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75.9112500061352" calcext:value-type="float">
            <text:p>75.91125000613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78212290503" calcext:value-type="float">
            <text:p>53.40782122905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121.744138136291" calcext:value-type="float">
            <text:p>121.7441381362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090702947846" calcext:value-type="float">
            <text:p>56.009070294784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31.7552815168239" calcext:value-type="float">
            <text:p>31.75528151682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776536312849" calcext:value-type="float">
            <text:p>55.97765363128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number-columns-repeated="2" table:style-name="Default" office:value-type="float" office:value="-1678.56010905857" calcext:value-type="float">
            <text:p>-1678.560109058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2.2937625754527" calcext:value-type="float">
            <text:p>32.29376257545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49.841075150835" calcext:value-type="float">
            <text:p>49.8410751508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8603351955307" calcext:value-type="float">
            <text:p>54.860335195530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42.679471688112" calcext:value-type="float">
            <text:p>142.679471688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5251396648045" calcext:value-type="float">
            <text:p>54.52513966480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80.1422271709341" calcext:value-type="float">
            <text:p>80.1422271709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5195530726257" calcext:value-type="float">
            <text:p>53.519553072625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156.470816613231" calcext:value-type="float">
            <text:p>156.4708166132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5301837270341" calcext:value-type="float">
            <text:p>58.530183727034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2.43782602114203" calcext:value-type="float">
            <text:p>-2.437826021142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3128491620112" calcext:value-type="float">
            <text:p>56.3128491620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1175.09676670917" calcext:value-type="float">
            <text:p>-1175.096766709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3.2669322709163" calcext:value-type="float">
            <text:p>33.26693227091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37.8429250905415" calcext:value-type="float">
            <text:p>37.84292509054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072625698324" calcext:value-type="float">
            <text:p>55.30726256983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111.254556834003" calcext:value-type="float">
            <text:p>111.2545568340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3016759776536" calcext:value-type="float">
            <text:p>54.30167597765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78.3162361961568" calcext:value-type="float">
            <text:p>78.31623619615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3557046979866" calcext:value-type="float">
            <text:p>53.355704697986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91.2710559764551" calcext:value-type="float">
            <text:p>91.27105597645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4912891986063" calcext:value-type="float">
            <text:p>57.49128919860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-16.8337723714656" calcext:value-type="float">
            <text:p>-16.8337723714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3128491620112" calcext:value-type="float">
            <text:p>56.3128491620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1995.95254765119" calcext:value-type="float">
            <text:p>-1995.952547651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4634146341463" calcext:value-type="float">
            <text:p>29.46341463414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34.1693407150836" calcext:value-type="float">
            <text:p>34.16934071508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5307262569832" calcext:value-type="float">
            <text:p>55.530726256983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101.988489017753" calcext:value-type="float">
            <text:p>101.9884890177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5251396648045" calcext:value-type="float">
            <text:p>54.52513966480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123.533720908603" calcext:value-type="float">
            <text:p>123.5337209086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675615212528" calcext:value-type="float">
            <text:p>53.467561521252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51.3468921557382" calcext:value-type="float">
            <text:p>51.34689215573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1699346405229" calcext:value-type="float">
            <text:p>58.169934640522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22.9918662390637" calcext:value-type="float">
            <text:p>-22.99186623906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3128491620112" calcext:value-type="float">
            <text:p>56.3128491620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245.690009700465" calcext:value-type="float">
            <text:p>245.6900097004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6542155816436" calcext:value-type="float">
            <text:p>51.65421558164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175" calcext:value-type="float">
            <text:p>175</text:p>
          </table:table-cell>
          <table:table-cell table:number-columns-repeated="2" table:style-name="Default" office:value-type="float" office:value="125.253780323547" calcext:value-type="float">
            <text:p>125.2537803235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0837988826816" calcext:value-type="float">
            <text:p>55.08379888268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float" office:value="139.980581077737" calcext:value-type="float">
            <text:p>139.9805810777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6912751677852" calcext:value-type="float">
            <text:p>53.691275167785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55.2479480804572" calcext:value-type="float">
            <text:p>-55.24794808045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0416666666667" calcext:value-type="float">
            <text:p>51.041666666666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40.9078717635963" calcext:value-type="float">
            <text:p>-40.90787176359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4245810055866" calcext:value-type="float">
            <text:p>56.42458100558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3835.73578287641" calcext:value-type="float">
            <text:p>-3835.735782876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2.6157407407407" calcext:value-type="float">
            <text:p>12.61574074074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171.995118070147" calcext:value-type="float">
            <text:p>171.9951180701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3691275167785" calcext:value-type="float">
            <text:p>55.36912751677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38.264888926739" calcext:value-type="float">
            <text:p>-38.2648889267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536312849162" calcext:value-type="float">
            <text:p>56.5363128491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2042.29454685142" calcext:value-type="float">
            <text:p>-2042.294546851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6.7529665587918" calcext:value-type="float">
            <text:p>26.75296655879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148.173591250988" calcext:value-type="float">
            <text:p>148.1735912509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284116331096" calcext:value-type="float">
            <text:p>55.92841163310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674.49638431136" calcext:value-type="float">
            <text:p>-674.496384311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3873085339168" calcext:value-type="float">
            <text:p>39.38730853391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112.322842102792" calcext:value-type="float">
            <text:p>112.3228421027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5.9284116331096" calcext:value-type="float">
            <text:p>55.92841163310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597.519937746442" calcext:value-type="float">
            <text:p>-597.5199377464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663967611336" calcext:value-type="float">
            <text:p>38.6639676113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155.595897750439" calcext:value-type="float">
            <text:p>-155.5958977504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7573221757322" calcext:value-type="float">
            <text:p>46.75732217573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388.070529815609" calcext:value-type="float">
            <text:p>-388.0705298156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1109902067465" calcext:value-type="float">
            <text:p>42.11099020674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72.6089267369127" calcext:value-type="float">
            <text:p>72.60892673691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0532481363152" calcext:value-type="float">
            <text:p>50.05324813631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number-columns-repeated="2" table:style-name="Default" office:value-type="float" office:value="-376.550861320671" calcext:value-type="float">
            <text:p>-376.5508613206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3258426966292" calcext:value-type="float">
            <text:p>39.32584269662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419.076027459604" calcext:value-type="float">
            <text:p>-419.0760274596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4.1645885286783" calcext:value-type="float">
            <text:p>34.16458852867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449.033084010082" calcext:value-type="float">
            <text:p>-449.0330840100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0454545454546" calcext:value-type="float">
            <text:p>42.04545454545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number-columns-repeated="2" table:style-name="Default" office:value-type="float" office:value="-480.154526052179" calcext:value-type="float">
            <text:p>-480.1545260521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5643564356436" calcext:value-type="float">
            <text:p>43.56435643564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2280.16601444675" calcext:value-type="float">
            <text:p>-2280.16601444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3522267206478" calcext:value-type="float">
            <text:p>29.35222672064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854.870906333786" calcext:value-type="float">
            <text:p>-854.8709063337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5.1299326275265" calcext:value-type="float">
            <text:p>35.1299326275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1786.44076934119" calcext:value-type="float">
            <text:p>-1786.440769341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9.769392033543" calcext:value-type="float">
            <text:p>29.76939203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RT</text:p>
          </table:table-cell>
          <table:table-cell office:value-type="float" office:value="-1762.52925335433" calcext:value-type="float">
            <text:p>-1762.52925335433</text:p>
          </table:table-cell>
          <table:table-cell office:value-type="float" office:value="-875.913781767236" calcext:value-type="float">
            <text:p>-875.913781767236</text:p>
          </table:table-cell>
          <table:table-cell office:value-type="float" office:value="-886.615471587097" calcext:value-type="float">
            <text:p>-886.615471587097</text:p>
          </table:table-cell>
          <table:table-cell office:value-type="float" office:value="26.8343815513627" calcext:value-type="float">
            <text:p>26.8343815513627</text:p>
          </table:table-cell>
          <table:table-cell office:value-type="float" office:value="26.4197530864197" calcext:value-type="float">
            <text:p>26.4197530864197</text:p>
          </table:table-cell>
          <table:table-cell office:value-type="float" office:value="27.1402550091075" calcext:value-type="float">
            <text:p>27.1402550091075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21:18:48.042413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09T21:24:20.977739298</dc:date>
    <meta:editing-duration>PT5H44M4S</meta:editing-duration>
    <meta:editing-cycles>11</meta:editing-cycles>
    <meta:generator>LibreOffice/6.4.7.2$Linux_X86_64 LibreOffice_project/40$Build-2</meta:generator>
    <meta:document-statistic meta:table-count="1" meta:cell-count="636" meta:object-count="0"/>
  </office:meta>
</office:document-meta>
</file>